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9b5fb" officeooo:paragraph-rsid="0009b5fb"/>
    </style:style>
    <style:style style:name="P3" style:family="paragraph" style:parent-style-name="Standard">
      <style:text-properties officeooo:paragraph-rsid="000b8a88"/>
    </style:style>
    <style:style style:name="P4" style:family="paragraph" style:parent-style-name="Standard">
      <style:text-properties officeooo:rsid="000bfcda" officeooo:paragraph-rsid="000bfcda"/>
    </style:style>
    <style:style style:name="P5" style:family="paragraph" style:parent-style-name="Standard">
      <style:text-properties officeooo:paragraph-rsid="000bfcda"/>
    </style:style>
    <style:style style:name="T1" style:family="text">
      <style:text-properties officeooo:rsid="0008ec98"/>
    </style:style>
    <style:style style:name="T2" style:family="text">
      <style:text-properties officeooo:rsid="0009b5fb"/>
    </style:style>
    <style:style style:name="T3" style:family="text">
      <style:text-properties officeooo:rsid="000b8a88"/>
    </style:style>
    <style:style style:name="T4" style:family="text">
      <style:text-properties officeooo:rsid="000bfc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5</text:p>
      <text:p text:style-name="Standard"/>
      <text:p text:style-name="Standard"><text:span text:style-name="T1">spécification de HTML 5 : </text:span><text:a xlink:type="simple" xlink:href="https://www.w3.org/TR/html5/" text:style-name="Internet_20_link" text:visited-style-name="Visited_20_Internet_20_Link">https://www.w3.org/TR/html5/</text:a></text:p>
      <text:p text:style-name="Standard"/>
      <text:p text:style-name="Standard"><text:span text:style-name="T2">Content Catégories : </text:span><text:a xlink:type="simple" xlink:href="https://developer.mozilla.org/en-US/docs/Web/Guide/HTML/Content_categories" text:style-name="Internet_20_link" text:visited-style-name="Visited_20_Internet_20_Link">https://developer.mozilla.org/en-US/docs/Web/Guide/HTML/Content_categories</text:a></text:p>
      <text:p text:style-name="Standard"/>
      <text:p text:style-name="P2">Structurer un formulaire :</text:p>
      <text:p text:style-name="Standard"><text:a xlink:type="simple" xlink:href="https://developer.mozilla.org/fr/docs/Web/Guide/HTML/Formulaires/Comment_structurer_un_formulaire_HTML" text:style-name="Internet_20_link" text:visited-style-name="Visited_20_Internet_20_Link">https://developer.mozilla.org/fr/docs/Web/Guide/HTML/Formulaires/Comment_structurer_un_formulaire_HTML</text:a></text:p>
      <text:p text:style-name="Standard"/>
      <text:p text:style-name="Standard">h<text:span text:style-name="T2">tml &lt;input&gt; type attribute : </text:span><text:a xlink:type="simple" xlink:href="https://www.w3schools.com/tags/att_input_type.asp" text:style-name="Internet_20_link" text:visited-style-name="Visited_20_Internet_20_Link">https://www.w3schools.com/tags/att_input_type.asp</text:a></text:p>
      <text:p text:style-name="Standard"/>
      <text:p text:style-name="Standard"><text:span text:style-name="T3">Expression régulière : </text:span><text:a xlink:type="simple" xlink:href="http://www.rexegg.com/" text:style-name="Internet_20_link" text:visited-style-name="Visited_20_Internet_20_Link">http://www.rexegg.com/</text:a></text:p>
      <text:p text:style-name="Standard"><text:tab/><text:tab/><text:tab/><text:a xlink:type="simple" xlink:href="http://www.rexegg.com/regex-quickstart.html#ref" text:style-name="Internet_20_link" text:visited-style-name="Visited_20_Internet_20_Link">http://www.rexegg.com/regex-quickstart.html#ref</text:a></text:p>
      <text:p text:style-name="Standard"/>
      <text:p text:style-name="Standard">Validateur HTML 5 : <text:a xlink:type="simple" xlink:href="https://html5.validator.nu/" text:style-name="Internet_20_link" text:visited-style-name="Visited_20_Internet_20_Link">https://html5.validator.nu/</text:a></text:p>
      <text:p text:style-name="Standard"/>
      <text:p text:style-name="Standard"/>
      <text:p text:style-name="P1">CSS 3</text:p>
      <text:p text:style-name="Standard"/>
      <text:p text:style-name="Standard"><text:span text:style-name="T3">Standars CSS : </text:span><text:a xlink:type="simple" xlink:href="https://www.w3.org/Style/CSS/" text:style-name="Internet_20_link" text:visited-style-name="Visited_20_Internet_20_Link">https://www.w3.org/Style/CSS/</text:a></text:p>
      <text:p text:style-name="Standard"/>
      <text:p text:style-name="Standard"><text:span text:style-name="T3">Couleurs en CSS : </text:span><text:a xlink:type="simple" xlink:href="https://www.w3.org/TR/css-color-3/#svg-color" text:style-name="Internet_20_link" text:visited-style-name="Visited_20_Internet_20_Link">https://www.w3.org/TR/css-color-3/#svg-color</text:a></text:p>
      <text:p text:style-name="Standard"><text:tab/><text:tab/><text:tab/><text:a xlink:type="simple" xlink:href="https://www.webpagefx.com/web-design/color-picker/" text:style-name="Internet_20_link" text:visited-style-name="Visited_20_Internet_20_Link">https://www.webpagefx.com/web-design/color-picker/</text:a></text:p>
      <text:p text:style-name="Standard"/>
      <text:p text:style-name="Standard"><text:span text:style-name="T3">S</text:span>electeur : <text:a xlink:type="simple" xlink:href="https://www.w3.org/TR/selectors-3/#combinators" text:style-name="Internet_20_link" text:visited-style-name="Visited_20_Internet_20_Link">https://www.w3.org/TR/selectors-3/#combinators</text:a></text:p>
      <text:p text:style-name="P3"><text:tab/><text:tab/><text:a xlink:type="simple" xlink:href="http://flukeout.github.io/" text:style-name="Internet_20_link" text:visited-style-name="Visited_20_Internet_20_Link">http://flukeout.github.io/</text:a></text:p>
      <text:p text:style-name="Standard"/>
      <text:p text:style-name="Standard">Validateur CSS : <text:a xlink:type="simple" xlink:href="https://jigsaw.w3.org/css-validator/" text:style-name="Internet_20_link" text:visited-style-name="Visited_20_Internet_20_Link">https://jigsaw.w3.org/css-validator/</text:a></text:p>
      <text:p text:style-name="Standard"/>
      <text:p text:style-name="Standard"/>
      <text:p text:style-name="P5"><text:span text:style-name="T4">Longueur de ligne acceptable !</text:span></text:p>
      <text:p text:style-name="Standard"><text:tab/><text:tab/><text:a xlink:type="simple" xlink:href="https://www.viget.com/articles/the-line-length-misconception/" text:style-name="Internet_20_link" text:visited-style-name="Visited_20_Internet_20_Link">https://www.viget.com/articles/the-line-length-misconception/</text:a></text:p>
      <text:p text:style-name="Standard"><text:tab/><text:tab/><text:a xlink:type="simple" xlink:href="https://en.wikipedia.org/wiki/Line_length" text:style-name="Internet_20_link" text:visited-style-name="Visited_20_Internet_20_Link">https://en.wikipedia.org/wiki/Line_length</text:a></text:p>
      <text:p text:style-name="Standard"/>
      <text:p text:style-name="P5"><text:span text:style-name="T4">Position de blocs : </text:span><text:a xlink:type="simple" xlink:href="https://developer.mozilla.org/fr/docs/Web/CSS/position" text:style-name="Internet_20_link" text:visited-style-name="Visited_20_Internet_20_Link">https://developer.mozilla.org/fr/docs/Web/CSS/position</text:a></text:p>
      <text:p text:style-name="Standard"/>
      <text:p text:style-name="Standard"><text:span text:style-name="T4">Can I Use : </text:span><text:a xlink:type="simple" xlink:href="https://caniuse.com/" text:style-name="Internet_20_link" text:visited-style-name="Visited_20_Internet_20_Link">https://caniuse.com/</text:a></text:p>
      <text:p text:style-name="P5"><text:tab/><text:a xlink:type="simple" xlink:href="https://www.caniuse.com/#search=flexbox" text:style-name="Internet_20_link" text:visited-style-name="Visited_20_Internet_20_Link">https://www.caniuse.com/#search=flexbox</text:a></text:p>
      <text:p text:style-name="Standard"/>
      <text:p text:style-name="P5"><text:span text:style-name="T4">Guide Display flex : </text:span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5"><text:tab/><text:tab/><text:tab/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Standard"/>
      <text:p text:style-name="Standard"><text:span text:style-name="T3">T</text:span>exte decoration :</text:p>
      <text:p text:style-name="Standard"><text:a xlink:type="simple" xlink:href="https://developer.mozilla.org/fr/docs/Web/CSS/text-decoration" text:style-name="Internet_20_link" text:visited-style-name="Visited_20_Internet_20_Link">https://developer.mozilla.org/fr/docs/Web/CSS/text-decoration</text:a></text:p>
      <text:p text:style-name="Standard"/>
      <text:p text:style-name="Standard">Police de texte :</text:p>
      <text:p text:style-name="P3"><text:a xlink:type="simple" xlink:href="https://www.w3.org/TR/CSS21/fonts.html" text:style-name="Internet_20_link" text:visited-style-name="Visited_20_Internet_20_Link">https://www.w3.org/TR/CSS21/fonts.html</text:a></text:p>
      <text:p text:style-name="P3"><text:a xlink:type="simple" xlink:href="https://developer.mozilla.org/fr/docs/Web/CSS/@font-face" text:style-name="Internet_20_link" text:visited-style-name="Visited_20_Internet_20_Link">https://developer.mozilla.org/fr/docs/Web/CSS/@font-face</text:a></text:p>
      <text:p text:style-name="Standard"><text:a xlink:type="simple" xlink:href="https://www.w3schools.com/cssref/css_websafe_fonts.asp" text:style-name="Internet_20_link" text:visited-style-name="Visited_20_Internet_20_Link">https://www.w3schools.com/cssref/css_websafe_fonts.asp</text:a></text:p>
      <text:p text:style-name="P3"><text:a xlink:type="simple" xlink:href="https://www.w3.org/TR/css-fonts-3/" text:style-name="Internet_20_link" text:visited-style-name="Visited_20_Internet_20_Link">https://www.w3.org/TR/css-fonts-3/</text:a></text:p>
      <text:p text:style-name="Standard"><text:soft-page-break/><text:a xlink:type="simple" xlink:href="https://www.1001fonts.com/" text:style-name="Internet_20_link" text:visited-style-name="Visited_20_Internet_20_Link">https://www.1001fonts.com/</text:a></text:p>
      <text:p text:style-name="Standard"><text:a xlink:type="simple" xlink:href="https://www.fontsquirrel.com/" text:style-name="Internet_20_link" text:visited-style-name="Visited_20_Internet_20_Link">https://www.fontsquirrel.com/</text:a></text:p>
      <text:p text:style-name="Standard"><text:a xlink:type="simple" xlink:href="https://www.fontsquirrel.com/" text:style-name="Internet_20_link" text:visited-style-name="Visited_20_Internet_20_Link">https://www.fontsquirrel.com/</text:a></text:p>
      <text:p text:style-name="Standard"/>
      <text:p text:style-name="Standard">Media Querryes : <text:a xlink:type="simple" xlink:href="https://developer.mozilla.org/fr/docs/Web/CSS/Requêtes_média/Utiliser_les_Media_queries" text:style-name="Internet_20_link" text:visited-style-name="Visited_20_Internet_20_Link">https://developer.mozilla.org/fr/docs/Web/CSS/Requ%C3%AAtes_m%C3%A9dia/Utiliser_les_Media_queries</text:a></text:p>
      <text:p text:style-name="Standard"/>
      <text:p text:style-name="Standard">Boostrap : <text:a xlink:type="simple" xlink:href="http://getbootstrap.com/" text:style-name="Internet_20_link" text:visited-style-name="Visited_20_Internet_20_Link">http://getbootstrap.com/</text:a></text:p>
      <text:p text:style-name="Standard"/>
      <text:p text:style-name="Standard">Menu burger :</text:p>
      <text:p text:style-name="Standard"><text:a xlink:type="simple" xlink:href="https://codepen.io/gungorbudak/pen/XbazEX" text:style-name="Internet_20_link" text:visited-style-name="Visited_20_Internet_20_Link">https://codepen.io/gungorbudak/pen/XbazEX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GitHub et autre outil similaire :</text:p>
      <text:p text:style-name="Standard"><text:a xlink:type="simple" xlink:href="https://codepen.io/" text:style-name="Internet_20_link" text:visited-style-name="Visited_20_Internet_20_Link">https://codepen.io/</text:a></text:p>
      <text:p text:style-name="P4"><text:a xlink:type="simple" xlink:href="https://github.com/" text:style-name="Internet_20_link" text:visited-style-name="Visited_20_Internet_20_Link">https://github.com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2:10:53.626367800</meta:creation-date>
    <dc:date>2018-10-19T12:36:40.225029056</dc:date>
    <meta:editing-duration>PT15M37S</meta:editing-duration>
    <meta:editing-cycles>4</meta:editing-cycles>
    <meta:generator>LibreOffice/6.0.4.2$Linux_X86_64 LibreOffice_project/00m0$Build-2</meta:generator>
    <meta:document-statistic meta:table-count="0" meta:image-count="0" meta:object-count="0" meta:page-count="2" meta:paragraph-count="41" meta:word-count="111" meta:character-count="1859" meta:non-whitespace-character-count="1773"/>
  </office:meta>
</office:document-meta>
</file>